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1000001679957F5DCD50F9EA6.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1" svg:font-family="'Arial Narrow'" style:font-family-generic="swiss"/>
    <style:font-face style:name="Arial Narrow"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1"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2" svg:font-family="'Arial Narrow'" style:font-family-generic="swiss" style:font-pitch="variable"/>
    <style:font-face style:name="Tahoma" svg:font-family="Tahom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2" style:family="table" style:master-page-name="">
      <style:table-properties style:width="3.9375in" style:page-number="auto" table:align="margins" style:writing-mode="lr-tb"/>
    </style:style>
    <style:style style:name="Table2.A" style:family="table-column">
      <style:table-column-properties style:column-width="1.9681in" style:rel-column-width="32754*"/>
    </style:style>
    <style:style style:name="Table2.B" style:family="table-column">
      <style:table-column-properties style:column-width="1.9694in" style:rel-column-width="327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20261a"/>
    </style:style>
    <style:style style:name="P2"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style:font-name="Calibri" fo:font-size="10pt" fo:font-weight="bold" style:font-size-asian="10pt" style:font-weight-asian="bold" style:font-name-complex="Calibri" style:font-size-complex="10pt"/>
    </style:style>
    <style:style style:name="P5" style:family="paragraph" style:parent-style-name="Standard">
      <style:text-properties style:font-name="Arial Narrow2" fo:font-size="9.5pt" fo:language="sv" fo:country="SE" officeooo:paragraph-rsid="001a5163" style:font-size-asian="9.5pt" style:font-name-complex="Tahoma" style:font-size-complex="9.5pt"/>
    </style:style>
    <style:style style:name="P6" style:family="paragraph" style:parent-style-name="Standard">
      <style:paragraph-properties fo:line-height="100%" fo:text-align="center" style:justify-single-word="false"/>
      <style:text-properties style:font-name="Arial Narrow" fo:font-size="9.5pt" fo:language="fi" fo:country="FI" officeooo:rsid="0017c35a" style:font-size-asian="9.5pt" style:font-name-complex="Tahoma1" style:font-size-complex="9.5pt"/>
    </style:style>
    <style:style style:name="P7" style:family="paragraph" style:parent-style-name="Standard">
      <style:paragraph-properties fo:line-height="100%" fo:text-align="center" style:justify-single-word="false"/>
      <style:text-properties style:font-name="Arial narrow" fo:font-size="14pt" style:font-size-asian="14pt" style:font-size-complex="14pt"/>
    </style:style>
    <style:style style:name="P8" style:family="paragraph" style:parent-style-name="Body_20_Text">
      <style:paragraph-properties fo:margin-left="0in" fo:margin-right="-0.1in" fo:text-indent="0in" style:auto-text-indent="false"/>
      <style:text-properties officeooo:paragraph-rsid="001a5163"/>
    </style:style>
    <style:style style:name="P9" style:family="paragraph" style:parent-style-name="Body_20_Text_20_2">
      <style:paragraph-properties fo:margin-left="0in" fo:margin-right="-0.1in" fo:line-height="100%" fo:text-indent="0in" style:auto-text-indent="false"/>
      <style:text-properties officeooo:paragraph-rsid="0014b415"/>
    </style:style>
    <style:style style:name="P10" style:family="paragraph" style:parent-style-name="Body_20_Text_20_2">
      <style:paragraph-properties fo:line-height="100%"/>
      <style:text-properties officeooo:paragraph-rsid="0014b415"/>
    </style:style>
    <style:style style:name="P11" style:family="paragraph" style:parent-style-name="Body_20_Text_20_2">
      <style:paragraph-properties fo:margin-left="0.5in" fo:margin-right="0in" fo:text-indent="0.5in" style:auto-text-indent="false"/>
      <style:text-properties officeooo:paragraph-rsid="0014b415"/>
    </style:style>
    <style:style style:name="P12" style:family="paragraph" style:parent-style-name="Body_20_Text_20_2">
      <style:paragraph-properties fo:margin-top="0in" fo:margin-bottom="0.0437in" loext:contextual-spacing="false" fo:line-height="100%"/>
      <style:text-properties officeooo:paragraph-rsid="00184b6b"/>
    </style:style>
    <style:style style:name="P13" style:family="paragraph" style:parent-style-name="Body_20_Text_20_2">
      <style:paragraph-properties fo:margin-top="0in" fo:margin-bottom="0.0437in" loext:contextual-spacing="false" fo:line-height="100%"/>
      <style:text-properties style:font-name="Arial narrow" fo:font-size="9.5pt" fo:language="fi" fo:country="FI" officeooo:paragraph-rsid="0014b415" style:font-size-asian="9.5pt" style:font-size-complex="9.5pt"/>
    </style:style>
    <style:style style:name="P14" style:family="paragraph" style:parent-style-name="Body_20_Text_20_2">
      <style:paragraph-properties fo:margin-top="0in" fo:margin-bottom="0.0437in" loext:contextual-spacing="false" fo:line-height="100%"/>
      <style:text-properties style:font-name="Arial narrow" fo:font-size="9.5pt" fo:language="sv" fo:country="SE" officeooo:paragraph-rsid="00184b6b" style:font-size-asian="9.5pt" style:font-name-complex="Tahoma" style:font-size-complex="9.5pt"/>
    </style:style>
    <style:style style:name="P15" style:family="paragraph" style:parent-style-name="Body_20_Text_20_2">
      <style:paragraph-properties fo:margin-top="0in" fo:margin-bottom="0.0043in" loext:contextual-spacing="false" fo:line-height="100%"/>
      <style:text-properties officeooo:paragraph-rsid="0014b415"/>
    </style:style>
    <style:style style:name="P16" style:family="paragraph" style:parent-style-name="Body_20_Text_20_2">
      <style:paragraph-properties fo:margin-top="0in" fo:margin-bottom="0.0043in" loext:contextual-spacing="false" fo:line-height="100%"/>
      <style:text-properties officeooo:paragraph-rsid="00184b6b"/>
    </style:style>
    <style:style style:name="P17"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1721c6" style:font-size-asian="10pt" style:font-name-complex="Calibri" style:font-size-complex="10pt"/>
    </style:style>
    <style:style style:name="P18"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officeooo:paragraph-rsid="001721c6"/>
    </style:style>
    <style:style style:name="P19" style:family="paragraph" style:parent-style-name="Standard">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font-size="9.5pt" officeooo:paragraph-rsid="001721c6" style:font-size-asian="9.5pt" style:font-name-complex="Arial Narrow" style:font-size-complex="9.5pt"/>
    </style:style>
    <style:style style:name="P20" style:family="paragraph" style:parent-style-name="LO-Normal">
      <style:paragraph-properties fo:text-align="justify" style:justify-single-word="false"/>
      <style:text-properties style:font-name="Arial Narrow2" fo:font-size="9.5pt" fo:language="sv" fo:country="SE" officeooo:paragraph-rsid="0014b415" style:font-size-asian="9.5pt" style:font-name-complex="Arial Narrow2" style:font-size-complex="9.5pt"/>
    </style:style>
    <style:style style:name="P21" style:family="paragraph" style:parent-style-name="LO-Normal">
      <style:text-properties style:font-name="Arial Narrow2" fo:font-size="9.5pt" fo:language="sv" fo:country="SE" officeooo:paragraph-rsid="001a5163" style:font-size-asian="9.5pt" style:font-name-complex="Tahoma" style:font-size-complex="9.5pt"/>
    </style:style>
    <style:style style:name="P22" style:family="paragraph" style:parent-style-name="LO-Normal">
      <style:paragraph-properties fo:text-align="center" style:justify-single-word="false"/>
      <style:text-properties style:font-name="Arial Narrow2" fo:font-size="9.5pt" fo:language="sv" fo:country="SE" fo:font-weight="bold" officeooo:paragraph-rsid="0014b415" style:font-size-asian="9.5pt" style:font-weight-asian="bold" style:font-name-complex="Tahoma" style:font-size-complex="9.5pt"/>
    </style:style>
    <style:style style:name="P23" style:family="paragraph" style:parent-style-name="LO-Normal">
      <style:paragraph-properties fo:text-align="justify" style:justify-single-word="false"/>
      <style:text-properties style:font-name="Arial Narrow2" fo:font-size="9.5pt" fo:language="sv" fo:country="SE" fo:font-weight="bold" officeooo:paragraph-rsid="001a5163" style:font-size-asian="9.5pt" style:font-weight-asian="bold" style:font-name-complex="Tahoma" style:font-size-complex="9.5pt"/>
    </style:style>
    <style:style style:name="P24" style:family="paragraph" style:parent-style-name="LO-Normal">
      <style:paragraph-properties fo:text-align="justify" style:justify-single-word="false"/>
      <style:text-properties style:font-name="Arial Narrow2" fo:font-size="9.5pt" fo:language="fi" fo:country="FI" officeooo:paragraph-rsid="0014b415" style:font-size-asian="9.5pt" style:font-name-complex="Arial Narrow2" style:font-size-complex="9.5pt"/>
    </style:style>
    <style:style style:name="P25" style:family="paragraph" style:parent-style-name="LO-Normal">
      <style:paragraph-properties fo:text-align="justify" style:justify-single-word="false"/>
      <style:text-properties style:font-name="Arial Narrow2" fo:font-size="9.5pt" fo:language="fi" fo:country="FI" officeooo:paragraph-rsid="001f7761" style:font-size-asian="9.5pt" style:font-name-complex="Arial Narrow2" style:font-size-complex="9.5pt"/>
    </style:style>
    <style:style style:name="P26" style:family="paragraph" style:parent-style-name="LO-Normal">
      <style:paragraph-properties fo:text-align="justify" style:justify-single-word="false"/>
      <style:text-properties style:font-name="Arial Narrow2" fo:font-size="9.5pt" fo:language="id" fo:country="ID" officeooo:paragraph-rsid="00184b6b" style:font-size-asian="9.5pt" style:font-name-complex="Arial Narrow2" style:font-size-complex="9.5pt"/>
    </style:style>
    <style:style style:name="P27" style:family="paragraph" style:parent-style-name="LO-Normal">
      <style:paragraph-properties fo:text-align="start" style:justify-single-word="false"/>
      <style:text-properties style:font-name="Arial Narrow2" fo:font-size="9.5pt" fo:language="id" fo:country="ID" fo:font-weight="bold" officeooo:paragraph-rsid="0014b415" style:font-size-asian="9.5pt" style:font-weight-asian="bold" style:font-name-complex="Tahoma" style:font-size-complex="9.5pt" style:font-weight-complex="bold"/>
    </style:style>
    <style:style style:name="P28" style:family="paragraph" style:parent-style-name="LO-Normal">
      <style:paragraph-properties fo:text-align="justify" style:justify-single-word="false"/>
      <style:text-properties officeooo:paragraph-rsid="0014b415"/>
    </style:style>
    <style:style style:name="P29" style:family="paragraph" style:parent-style-name="LO-Normal">
      <style:paragraph-properties fo:text-align="justify" style:justify-single-word="false"/>
      <style:text-properties officeooo:paragraph-rsid="00184b6b"/>
    </style:style>
    <style:style style:name="P30" style:family="paragraph" style:parent-style-name="LO-Normal">
      <style:paragraph-properties fo:text-align="justify" style:justify-single-word="false"/>
      <style:text-properties officeooo:paragraph-rsid="001a5163"/>
    </style:style>
    <style:style style:name="P31" style:family="paragraph" style:parent-style-name="LO-Normal">
      <style:paragraph-properties fo:line-height="100%"/>
      <style:text-properties style:font-name="Calibri" fo:font-size="10pt" style:font-size-asian="10pt" style:font-name-complex="Calibri" style:font-size-complex="10pt"/>
    </style:style>
    <style:style style:name="P32" style:family="paragraph" style:parent-style-name="LO-Normal">
      <style:paragraph-properties fo:margin-top="0.0417in" fo:margin-bottom="0in" loext:contextual-spacing="false" fo:text-align="justify" style:justify-single-word="false"/>
      <style:text-properties officeooo:paragraph-rsid="0014b415"/>
    </style:style>
    <style:style style:name="P33" style:family="paragraph" style:parent-style-name="LO-Normal">
      <style:paragraph-properties fo:margin-top="0.0417in" fo:margin-bottom="0in" loext:contextual-spacing="false" fo:text-align="justify" style:justify-single-word="false"/>
      <style:text-properties style:font-name="Arial narrow" fo:font-size="9.5pt" fo:language="fi" fo:country="FI" officeooo:paragraph-rsid="0014b415" style:font-size-asian="9.5pt" style:font-name-complex="Arial Narrow2" style:font-size-complex="9.5pt"/>
    </style:style>
    <style:style style:name="P34" style:family="paragraph" style:parent-style-name="Standard">
      <style:paragraph-properties fo:margin-top="0.0417in" fo:margin-bottom="0in" loext:contextual-spacing="false" fo:line-height="100%" fo:text-align="justify" style:justify-single-word="false"/>
      <style:text-properties style:font-name="Arial narrow" fo:font-size="9.5pt" fo:language="sv" fo:country="SE" officeooo:paragraph-rsid="001721c6" style:font-size-asian="9.5pt" style:font-name-complex="Calibri" style:font-size-complex="9.5pt"/>
    </style:style>
    <style:style style:name="P35" style:family="paragraph" style:parent-style-name="LO-Normal">
      <style:paragraph-properties fo:text-align="center" style:justify-single-word="false" fo:keep-with-next="always">
        <style:tab-stops>
          <style:tab-stop style:position="5.3752in"/>
        </style:tab-stops>
      </style:paragraph-properties>
      <style:text-properties style:font-name="Arial Narrow2" fo:font-size="9.5pt" fo:language="sv" fo:country="SE" fo:font-weight="bold" officeooo:paragraph-rsid="0014b415" style:font-size-asian="9.5pt" style:font-weight-asian="bold" style:font-name-complex="Tahoma" style:font-size-complex="9.5pt" style:font-weight-complex="bold"/>
    </style:style>
    <style:style style:name="P36" style:family="paragraph" style:parent-style-name="LO-Normal">
      <style:paragraph-properties fo:text-align="start" style:justify-single-word="false" fo:keep-with-next="always"/>
      <style:text-properties style:font-name="Arial Narrow2" fo:font-size="9.5pt" fo:language="id" fo:country="ID" fo:font-weight="bold" officeooo:paragraph-rsid="0014b415" style:font-size-asian="9.5pt" style:font-weight-asian="bold" style:font-name-complex="Tahoma" style:font-size-complex="9.5pt" style:font-weight-complex="bold"/>
    </style:style>
    <style:style style:name="P37" style:family="paragraph" style:parent-style-name="LO-Normal">
      <style:paragraph-properties fo:margin-left="0.25in" fo:margin-right="0in" fo:text-align="justify" style:justify-single-word="false" fo:text-indent="0in" style:auto-text-indent="false"/>
      <style:text-properties style:font-name="Arial Narrow2" fo:font-size="9.5pt" fo:language="sv" fo:country="SE" fo:font-weight="bold" officeooo:paragraph-rsid="0014b415" style:font-size-asian="9.5pt" style:font-weight-asian="bold" style:font-name-complex="Arial Narrow2" style:font-size-complex="9.5pt"/>
    </style:style>
    <style:style style:name="P38" style:family="paragraph" style:parent-style-name="LO-Normal">
      <style:paragraph-properties fo:margin-left="0in" fo:margin-right="-0.3201in" fo:text-align="justify" style:justify-single-word="false" fo:text-indent="0in" style:auto-text-indent="false"/>
      <style:text-properties officeooo:paragraph-rsid="0014b415"/>
    </style:style>
    <style:style style:name="P39" style:family="paragraph" style:parent-style-name="LO-Normal">
      <style:paragraph-properties fo:margin-left="0in" fo:margin-right="-0.3201in" fo:text-align="justify" style:justify-single-word="false" fo:text-indent="0in" style:auto-text-indent="false"/>
      <style:text-properties officeooo:paragraph-rsid="0018d9f6"/>
    </style:style>
    <style:style style:name="P40" style:family="paragraph" style:parent-style-name="LO-Normal">
      <style:paragraph-properties fo:margin-left="0.2957in" fo:margin-right="0in" fo:text-align="center" style:justify-single-word="false" fo:text-indent="-0.2957in" style:auto-text-indent="false"/>
      <style:text-properties style:font-name="Arial Narrow2" fo:font-size="9.5pt" fo:language="id" fo:country="ID" fo:font-weight="bold" officeooo:paragraph-rsid="0014b415" style:font-size-asian="9.5pt" style:font-weight-asian="bold" style:font-name-complex="Tahoma" style:font-size-complex="9.5pt" style:font-weight-complex="bold"/>
    </style:style>
    <style:style style:name="P41" style:family="paragraph" style:parent-style-name="LO-Normal">
      <style:paragraph-properties fo:margin-left="0.2957in" fo:margin-right="0in" fo:text-align="center" style:justify-single-word="false" fo:text-indent="-0.2957in" style:auto-text-indent="false"/>
      <style:text-properties style:font-name="Arial narrow" fo:font-size="9.5pt" fo:language="sv" fo:country="SE" officeooo:paragraph-rsid="0014b415" style:font-size-asian="9.5pt" style:font-name-complex="Tahoma" style:font-size-complex="9.5pt"/>
    </style:style>
    <style:style style:name="P42" style:family="paragraph" style:parent-style-name="LO-Normal">
      <style:paragraph-properties fo:margin-left="-0.8752in" fo:margin-right="-0.861in" fo:text-align="justify" style:justify-single-word="false" fo:text-indent="0in" style:auto-text-indent="false"/>
      <style:text-properties style:font-name="Arial Narrow2" fo:font-size="9.5pt" fo:font-weight="bold" officeooo:paragraph-rsid="0014b415" style:font-size-asian="9.5pt" style:font-weight-asian="bold" style:font-name-complex="Arial Narrow2" style:font-size-complex="9.5pt" style:font-weight-complex="bold"/>
    </style:style>
    <style:style style:name="P43"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4b415"/>
    </style:style>
    <style:style style:name="P44"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fc916"/>
    </style:style>
    <style:style style:name="P45"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style:font-name="Arial Narrow2" fo:font-size="9.5pt" fo:language="fi" fo:country="FI" officeooo:paragraph-rsid="001fc916" style:font-size-asian="9.5pt" style:font-name-complex="Tahoma" style:font-size-complex="9.5pt" style:font-weight-complex="bold"/>
    </style:style>
    <style:style style:name="P46"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style:font-name="Arial Narrow2" fo:font-size="9.5pt" fo:language="sv" fo:country="SE" fo:font-weight="bold" officeooo:paragraph-rsid="0014b415" style:font-size-asian="9.5pt" style:font-weight-asian="bold" style:font-name-complex="Tahoma" style:font-size-complex="9.5pt" style:font-weight-complex="bold"/>
    </style:style>
    <style:style style:name="P47" style:family="paragraph" style:parent-style-name="LO-Normal">
      <style:paragraph-properties fo:margin-left="0in" fo:margin-right="0.1in" fo:text-indent="0in" style:auto-text-indent="false"/>
      <style:text-properties style:font-name="Arial Narrow2" fo:font-size="9.5pt" fo:language="sv" fo:country="SE" fo:font-weight="bold" officeooo:paragraph-rsid="001a5163" style:font-size-asian="9.5pt" style:font-weight-asian="bold" style:font-name-complex="Tahoma" style:font-size-complex="9.5pt"/>
    </style:style>
    <style:style style:name="P48" style:family="paragraph" style:parent-style-name="LO-Normal">
      <style:paragraph-properties fo:margin-left="0in" fo:margin-right="0.0299in" fo:text-indent="0in" style:auto-text-indent="false"/>
      <style:text-properties style:font-name="Arial Narrow2" fo:font-size="9.5pt" fo:language="sv" fo:country="SE" fo:font-weight="bold" officeooo:paragraph-rsid="001a5163" style:font-size-asian="9.5pt" style:font-weight-asian="bold" style:font-name-complex="Tahoma" style:font-size-complex="9.5pt"/>
    </style:style>
    <style:style style:name="P49" style:family="paragraph" style:parent-style-name="LO-Normal">
      <style:paragraph-properties fo:margin-left="0in" fo:margin-right="0.0299in" fo:text-indent="0in" style:auto-text-indent="false">
        <style:tab-stops>
          <style:tab-stop style:position="4.052in"/>
        </style:tab-stops>
      </style:paragraph-properties>
      <style:text-properties officeooo:paragraph-rsid="001a5163"/>
    </style:style>
    <style:style style:name="P50" style:family="paragraph" style:parent-style-name="Table_20_Contents">
      <style:paragraph-properties fo:text-align="justify" style:justify-single-word="false"/>
      <style:text-properties officeooo:paragraph-rsid="001721c6"/>
    </style:style>
    <style:style style:name="P51" style:family="paragraph" style:parent-style-name="Table_20_Contents">
      <style:paragraph-properties fo:text-align="justify" style:justify-single-word="false"/>
      <style:text-properties style:font-name="Arial narrow" fo:font-size="9.5pt" officeooo:paragraph-rsid="001721c6" style:font-size-asian="9.5pt" style:font-size-complex="9.5pt"/>
    </style:style>
    <style:style style:name="P52" style:family="paragraph" style:parent-style-name="Table_20_Contents">
      <style:paragraph-properties fo:text-align="justify" style:justify-single-word="false"/>
      <style:text-properties style:font-name="Arial narrow" fo:font-size="9.5pt" fo:font-weight="bold" officeooo:rsid="00276603" officeooo:paragraph-rsid="001721c6" style:font-size-asian="9.5pt" style:font-weight-asian="bold" style:font-size-complex="9.5pt" style:font-weight-complex="bold"/>
    </style:style>
    <style:style style:name="P53" style:family="paragraph" style:parent-style-name="Standard" style:master-page-name="Standard">
      <style:paragraph-properties fo:line-height="100%" fo:text-align="start" style:justify-single-word="false" style:page-number="auto"/>
    </style:style>
    <style:style style:name="P54" style:family="paragraph" style:parent-style-name="Body_20_Text1">
      <style:paragraph-properties fo:margin-left="0.2602in" fo:margin-right="0in" fo:line-height="100%" fo:text-align="start" style:justify-single-word="false" fo:text-indent="0in" style:auto-text-indent="false"/>
      <style:text-properties style:font-name="Calibri" fo:font-size="10pt" fo:language="sv" fo:country="SE" officeooo:paragraph-rsid="00249a5f" style:font-size-asian="10pt" style:font-name-complex="Calibri" style:font-size-complex="10pt"/>
    </style:style>
    <style:style style:name="P55" style:family="paragraph" style:parent-style-name="Body_20_Text1">
      <loext:graphic-properties draw:fill="none"/>
      <style:paragraph-properties fo:margin-left="0.25in" fo:margin-right="0in" fo:line-height="100%" fo:text-align="start" style:justify-single-word="false" fo:orphans="2" fo:widows="2" fo:hyphenation-ladder-count="no-limit" fo:text-indent="-0.25in" style:auto-text-indent="false" fo:background-color="transparent" fo:padding="0in" fo:border="none"/>
      <style:text-properties style:font-name="Calibri" fo:font-size="10pt" officeooo:paragraph-rsid="00249a5f" style:font-size-asian="10pt" style:font-name-complex="Calibri" style:font-size-complex="10pt" fo:hyphenate="false" fo:hyphenation-remain-char-count="2" fo:hyphenation-push-char-count="2" loext:hyphenation-no-caps="false"/>
    </style:style>
    <style:style style:name="P56" style:family="paragraph" style:parent-style-name="Table_20_Contents">
      <style:paragraph-properties fo:text-align="justify" style:justify-single-word="false"/>
      <style:text-properties officeooo:paragraph-rsid="00249a5f"/>
    </style:style>
    <style:style style:name="P57" style:family="paragraph" style:parent-style-name="Heading_20_3">
      <style:paragraph-properties fo:margin-left="0in" fo:margin-right="0in" fo:line-height="100%" fo:text-indent="0in" style:auto-text-indent="false" fo:padding="0in" fo:border="none">
        <style:tab-stops>
          <style:tab-stop style:position="0in"/>
        </style:tab-stops>
      </style:paragraph-properties>
      <style:text-properties style:font-name="Calibri" fo:font-size="10pt" officeooo:paragraph-rsid="001a5163" style:font-size-asian="10pt" style:font-name-complex="Calibri" style:font-size-complex="10pt"/>
    </style:style>
    <style:style style:name="P58" style:family="paragraph" style:parent-style-name="LO-Normal" style:list-style-name="L1">
      <style:paragraph-properties fo:text-align="justify" style:justify-single-word="false"/>
      <style:text-properties officeooo:paragraph-rsid="001f7761"/>
    </style:style>
    <style:style style:name="P59" style:family="paragraph" style:parent-style-name="LO-Normal" style:list-style-name="L1">
      <style:paragraph-properties fo:text-align="justify" style:justify-single-word="false"/>
      <style:text-properties style:font-name="Arial Narrow2" fo:font-size="9.5pt" fo:language="fi" fo:country="FI" officeooo:paragraph-rsid="001f7761" style:font-size-asian="9.5pt" style:font-name-complex="Arial Narrow2" style:font-size-complex="9.5pt"/>
    </style:style>
    <style:style style:name="T1" style:family="text">
      <style:text-properties style:font-name="Arial Narrow2" fo:font-size="14pt" fo:font-style="italic" fo:font-weight="bold" style:font-size-asian="14pt" style:font-style-asian="italic" style:font-weight-asian="bold" style:font-name-complex="Arial Narrow2" style:font-size-complex="14pt"/>
    </style:style>
    <style:style style:name="T2" style:family="text">
      <style:text-properties style:font-name="Arial Narrow2" fo:font-size="9.5pt" fo:language="fi" fo:country="FI" style:font-size-asian="9.5pt" style:font-name-complex="Arial Narrow2" style:font-size-complex="9.5pt"/>
    </style:style>
    <style:style style:name="T3" style:family="text">
      <style:text-properties style:font-name="Arial Narrow2" fo:font-size="9.5pt" fo:language="fi" fo:country="FI" fo:font-weight="bold" style:font-size-asian="9.5pt" style:font-weight-asian="bold" style:font-name-complex="Arial Narrow2" style:font-size-complex="9.5pt"/>
    </style:style>
    <style:style style:name="T4" style:family="text">
      <style:text-properties style:font-name="Arial Narrow2" fo:font-size="9.5pt" fo:language="fi" fo:country="FI" fo:font-weight="bold" style:font-size-asian="9.5pt" style:font-weight-asian="bold" style:font-name-complex="Arial Narrow2" style:font-size-complex="9.5pt" style:font-weight-complex="bold"/>
    </style:style>
    <style:style style:name="T5" style:family="text">
      <style:text-properties style:font-name="Arial Narrow2" fo:font-size="9.5pt" fo:language="fi" fo:country="FI" fo:font-weight="bold" style:font-size-asian="9.5pt" style:font-weight-asian="bold" style:font-name-complex="Tahoma" style:font-size-complex="9.5pt" style:font-weight-complex="bold"/>
    </style:style>
    <style:style style:name="T6" style:family="text">
      <style:text-properties style:font-name="Arial Narrow2" fo:font-size="9.5pt" fo:language="sv" fo:country="SE" fo:font-weight="bold" style:font-size-asian="9.5pt" style:font-weight-asian="bold" style:font-name-complex="Tahoma" style:font-size-complex="9.5pt"/>
    </style:style>
    <style:style style:name="T7" style:family="text">
      <style:text-properties style:font-name="Arial Narrow2" fo:font-size="9.5pt" fo:language="sv" fo:country="SE" fo:font-weight="bold" style:font-size-asian="9.5pt" style:font-weight-asian="bold" style:font-name-complex="Tahoma" style:font-size-complex="9.5pt" style:font-weight-complex="bold"/>
    </style:style>
    <style:style style:name="T8" style:family="text">
      <style:text-properties style:font-name="Arial Narrow2" fo:font-size="9.5pt" fo:language="sv" fo:country="SE" style:font-size-asian="9.5pt" style:font-name-complex="Tahoma" style:font-size-complex="9.5pt"/>
    </style:style>
    <style:style style:name="T9" style:family="text">
      <style:text-properties style:font-name="Arial Narrow2" fo:font-size="9.5pt" fo:language="sv" fo:country="SE" style:font-size-asian="9.5pt" style:font-name-complex="Tahoma" style:font-size-complex="9.5pt" style:font-weight-complex="bold"/>
    </style:style>
    <style:style style:name="T10" style:family="text">
      <style:text-properties style:font-name="Arial Narrow2" fo:font-size="9.5pt" fo:language="sv" fo:country="SE" style:font-size-asian="9.5pt" style:font-name-complex="Arial Narrow2" style:font-size-complex="9.5pt"/>
    </style:style>
    <style:style style:name="T11" style:family="text">
      <style:text-properties style:font-name="Arial Narrow2" fo:font-size="9.5pt" fo:language="sv" fo:country="SE" fo:font-style="italic" style:font-size-asian="9.5pt" style:font-style-asian="italic" style:font-name-complex="Arial Narrow2" style:font-size-complex="9.5pt" style:font-style-complex="italic"/>
    </style:style>
    <style:style style:name="T12" style:family="text">
      <style:text-properties style:font-name="Arial Narrow2" fo:font-size="9.5pt" fo:language="sv" fo:country="SE" style:text-underline-style="solid" style:text-underline-width="auto" style:text-underline-color="font-color" fo:font-weight="bold" style:font-size-asian="9.5pt" style:font-weight-asian="bold" style:font-name-complex="Tahoma" style:font-size-complex="9.5pt" style:font-weight-complex="bold"/>
    </style:style>
    <style:style style:name="T13" style:family="text">
      <style:text-properties style:font-name="Arial Narrow2" fo:font-size="9.5pt" fo:language="id" fo:country="ID" style:font-size-asian="9.5pt" style:font-name-complex="Arial Narrow2" style:font-size-complex="9.5pt"/>
    </style:style>
    <style:style style:name="T14" style:family="text">
      <style:text-properties style:font-name="Arial Narrow2" fo:font-size="9.5pt" fo:language="id" fo:country="ID" style:font-size-asian="9.5pt" style:font-name-complex="Tahoma" style:font-size-complex="9.5pt"/>
    </style:style>
    <style:style style:name="T15" style:family="text">
      <style:text-properties style:font-name="Arial Narrow2" fo:font-size="9.5pt" style:font-size-asian="9.5pt" style:font-name-complex="Arial Narrow2" style:font-size-complex="9.5pt"/>
    </style:style>
    <style:style style:name="T16" style:family="text">
      <style:text-properties style:font-name="Arial Narrow2" fo:font-size="9.5pt" style:text-underline-style="solid" style:text-underline-width="auto" style:text-underline-color="font-color" fo:font-weight="bold" style:font-size-asian="9.5pt" style:font-weight-asian="bold" style:font-name-complex="Tahoma" style:font-size-complex="9.5pt"/>
    </style:style>
    <style:style style:name="T17" style:family="text">
      <style:text-properties style:font-name="Arial Narrow" fo:font-size="12pt" style:font-size-asian="12pt" style:font-name-complex="Arial" style:font-size-complex="12pt"/>
    </style:style>
    <style:style style:name="T18" style:family="text">
      <style:text-properties style:font-name="Calibri" fo:font-size="12pt" fo:language="sv" fo:country="SE" fo:font-weight="bold" style:font-size-asian="12pt" style:font-weight-asian="bold" style:font-name-complex="Arial Narrow" style:font-size-complex="12pt" style:font-weight-complex="bold"/>
    </style:style>
    <style:style style:name="T19"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20" style:family="text">
      <style:text-properties fo:font-size="9.5pt" fo:language="sv" fo:country="SE" fo:font-weight="normal" style:font-size-asian="9.5pt" style:font-weight-asian="normal" style:font-name-complex="Tahoma" style:font-size-complex="9.5pt"/>
    </style:style>
    <style:style style:name="T21" style:family="text">
      <style:text-properties style:font-name="Arial Narrow1" fo:font-size="11pt" fo:language="sv" fo:country="SE" fo:font-weight="bold" style:font-size-asian="11pt" style:font-weight-asian="bold" style:font-name-complex="Tahoma1" style:font-size-complex="11pt" style:font-weight-complex="bold"/>
    </style:style>
    <style:style style:name="T22" style:family="text">
      <style:text-properties style:font-name="Arial Narrow1" fo:font-size="11pt" fo:language="sv" fo:country="SE" fo:font-weight="normal" style:font-size-asian="11pt" style:font-weight-asian="normal" style:font-name-complex="Tahoma1" style:font-size-complex="11pt" style:font-weight-complex="normal"/>
    </style:style>
    <style:style style:name="T23" style:family="text">
      <style:text-properties style:font-name="Arial Narrow1" fo:font-size="11pt" fo:font-weight="normal" style:font-size-asian="11pt" style:font-weight-asian="normal" style:font-name-complex="Tahoma1" style:font-size-complex="11pt" style:font-weight-complex="normal"/>
    </style:style>
    <style:style style:name="T24" style:family="text">
      <style:text-properties style:font-name="Arial Narrow1" fo:font-size="9.5pt" fo:language="sv" fo:country="SE" fo:font-weight="bold" style:font-size-asian="9.5pt" style:font-weight-asian="bold" style:font-name-complex="Tahoma1" style:font-size-complex="9.5pt" style:font-weight-complex="bold"/>
    </style:style>
    <style:style style:name="T25" style:family="text">
      <style:text-properties style:font-name="Arial Narrow1" fo:language="sv" fo:country="SE" fo:font-weight="bold" style:font-weight-asian="bold" style:font-name-complex="Tahoma1" style:font-weight-complex="bold"/>
    </style:style>
    <style:style style:name="T26" style:family="text">
      <style:text-properties style:font-name="Arial narrow" fo:font-size="9.5pt" fo:language="sv" fo:country="SE" style:font-size-asian="9.5pt" style:font-name-complex="Tahoma" style:font-size-complex="9.5pt"/>
    </style:style>
    <style:style style:name="T27" style:family="text">
      <style:text-properties style:font-name="Arial narrow" fo:font-size="9.5pt" fo:language="sv" fo:country="SE" style:font-size-asian="9.5pt" style:font-name-complex="Tahoma" style:font-size-complex="9.5pt" style:font-weight-complex="bold"/>
    </style:style>
    <style:style style:name="T28" style:family="text">
      <style:text-properties style:font-name="Arial narrow" fo:font-size="9.5pt" fo:language="sv" fo:country="SE" style:font-size-asian="9.5pt" style:font-name-complex="Arial Narrow2" style:font-size-complex="9.5pt"/>
    </style:style>
    <style:style style:name="T29" style:family="text">
      <style:text-properties style:font-name="Arial narrow" fo:font-size="9.5pt" fo:language="sv" fo:country="SE" fo:font-weight="bold" style:font-size-asian="9.5pt" style:font-weight-asian="bold" style:font-name-complex="Tahoma" style:font-size-complex="9.5pt"/>
    </style:style>
    <style:style style:name="T30" style:family="text">
      <style:text-properties style:font-name="Arial narrow" fo:font-size="9.5pt" fo:language="sv" fo:country="SE" fo:font-weight="bold" style:font-size-asian="9.5pt" style:font-weight-asian="bold" style:font-name-complex="Tahoma" style:font-size-complex="9.5pt" style:font-weight-complex="bold"/>
    </style:style>
    <style:style style:name="T31" style:family="text">
      <style:text-properties style:font-name="Arial narrow" fo:font-size="9.5pt" fo:language="sv" fo:country="SE" fo:font-weight="bold" style:font-size-asian="9.5pt" style:font-weight-asian="bold" style:font-name-complex="Arial Narrow" style:font-size-complex="9.5pt" style:font-weight-complex="bold"/>
    </style:style>
    <style:style style:name="T32" style:family="text">
      <style:text-properties style:font-name="Arial narrow" fo:font-size="9.5pt" fo:language="sv" fo:country="SE" fo:font-weight="normal" style:font-size-asian="9.5pt" style:font-weight-asian="normal" style:font-name-complex="Tahoma1" style:font-size-complex="9.5pt" style:font-weight-complex="normal"/>
    </style:style>
    <style:style style:name="T33" style:family="text">
      <style:text-properties style:font-name="Arial narrow" fo:font-size="9.5pt" style:font-size-asian="9.5pt" style:font-name-complex="Tahoma" style:font-size-complex="9.5pt"/>
    </style:style>
    <style:style style:name="T34" style:family="text">
      <style:text-properties style:font-name="Arial narrow" fo:font-size="9.5pt" style:font-size-asian="9.5pt" style:font-name-complex="Tahoma" style:font-size-complex="9.5pt" style:font-weight-complex="bold"/>
    </style:style>
    <style:style style:name="T35" style:family="text">
      <style:text-properties style:font-name="Arial narrow" fo:font-size="9.5pt" officeooo:rsid="002166e6" style:font-size-asian="9.5pt" style:font-size-complex="9.5pt"/>
    </style:style>
    <style:style style:name="T36" style:family="text">
      <style:text-properties style:font-name="Arial narrow" fo:font-size="9.5pt" officeooo:rsid="00226199" style:font-size-asian="9.5pt" style:font-size-complex="9.5pt"/>
    </style:style>
    <style:style style:name="T37" style:family="text">
      <style:text-properties style:font-name="Arial narrow" fo:font-size="9.5pt" officeooo:rsid="00276603" style:font-size-asian="9.5pt" style:font-size-complex="9.5pt"/>
    </style:style>
    <style:style style:name="T38" style:family="text">
      <style:text-properties style:font-name="Arial narrow" fo:font-size="9.5pt" officeooo:rsid="00116682" style:font-size-asian="9.5pt" style:font-size-complex="9.5pt"/>
    </style:style>
    <style:style style:name="T39" style:family="text">
      <style:text-properties style:font-name="Arial narrow" fo:font-size="9.5pt" fo:language="id" fo:country="ID" fo:font-weight="normal" style:font-size-asian="9.5pt" style:font-weight-asian="normal" style:font-name-complex="Tahoma1" style:font-size-complex="9.5pt" style:font-weight-complex="normal"/>
    </style:style>
    <style:style style:name="T40" style:family="text">
      <style:text-properties style:font-name="Arial narrow" fo:font-size="9.5pt" fo:language="fi" fo:country="FI" fo:font-weight="bold" style:font-size-asian="9.5pt" style:font-weight-asian="bold" style:font-name-complex="Arial Narrow2" style:font-size-complex="9.5pt"/>
    </style:style>
    <style:style style:name="T41" style:family="text">
      <style:text-properties fo:language="fi" fo:country="FI" fo:font-weight="normal" style:font-weight-asian="normal" style:font-name-complex="Arial Narrow2" style:font-weight-complex="bold"/>
    </style:style>
    <style:style style:name="T42" style:family="text">
      <style:text-properties fo:language="fi" fo:country="FI" style:font-name-complex="Arial Narrow2"/>
    </style:style>
    <style:style style:name="T43" style:family="text">
      <style:text-properties style:use-window-font-color="true" style:font-name="Arial narrow" fo:font-size="9.5pt" fo:language="sv" fo:country="SE" fo:font-weight="normal" officeooo:rsid="001fc916" style:font-name-asian="Times New Roman" style:font-size-asian="9.5pt" style:language-asian="en" style:country-asian="US" style:font-weight-asian="normal" style:font-name-complex="Tahoma1" style:font-size-complex="9.5pt" style:language-complex="ar" style:country-complex="SA" style:font-weight-complex="normal"/>
    </style:style>
    <style:style style:name="T44" style:family="text">
      <style:text-properties style:use-window-font-color="true" fo:language="en" fo:country="US" style:text-underline-style="solid" style:text-underline-width="auto" style:text-underline-color="font-color" fo:font-weight="bold" officeooo:rsid="0023da76" style:letter-kerning="true" style:font-name-asian="Lucida Sans Unicode" style:language-asian="ar" style:country-asian="SA" style:font-weight-asian="bold" style:font-name-complex="Arial" style:language-complex="ar" style:country-complex="SA"/>
    </style:style>
    <style:style style:name="T45" style:family="text">
      <style:text-properties style:text-underline-style="solid" style:text-underline-width="auto" style:text-underline-color="font-color" fo:font-weight="bold" style:font-weight-asian="bold" style:font-name-complex="Arial"/>
    </style:style>
    <style:style style:name="T46" style:family="text">
      <style:text-properties style:text-underline-style="solid" style:text-underline-width="auto" style:text-underline-color="font-color" fo:font-weight="bold" officeooo:rsid="0023da76" style:font-weight-asian="bold" style:font-name-complex="Ari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1957in">
          <style:column style:rel-width="32767*" fo:start-indent="0in" fo:end-indent="0.098in"/>
          <style:column style:rel-width="32768*" fo:start-indent="0.098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IK" text:name="py3o.phl.employee_id.identification_id"/>
        <text:user-field-decl office:value-type="string" office:string-value="Name Employees" text:name="py3o.phl.employee_id.name"/>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Name Employee" text:name="py3o.ppkwt.employee_id.name"/>
        <text:user-field-decl office:value-type="string" office:string-value="Gender Employee" text:name="py3o.ppkwt.employee_id.employee_gender"/>
        <text:user-field-decl office:value-type="string" office:string-value="No Ktp" text:name="py3o.ppkwt.employee_id.identification_id"/>
        <text:user-field-decl office:value-type="string" office:string-value="Place Birth" text:name="py3o.ppkwt.employee_id.place_of_birth"/>
        <text:user-field-decl office:value-type="string" office:string-value="Address" text:name="py3o.ppkwt.employee_id.address"/>
        <text:user-field-decl office:value-type="string" office:string-value="JOB" text:name="py3o.ppkwt.job_id.name"/>
        <text:user-field-decl office:value-type="string" office:string-value="Company" text:name="py3o.ppkwt.company_id.name"/>
        <text:user-field-decl office:value-type="string" office:string-value="code_contract" text:name="py3o.ppkwt.name"/>
        <text:user-field-decl office:value-type="string" office:string-value="Salary Name" text:name="py3o.salary_ppkwt.name"/>
        <text:user-field-decl office:value-type="string" office:string-value="Company" text:name="py3o.phl.employee_id.company_id.name"/>
        <text:user-field-decl office:value-type="string" office:string-value="Job" text:name="py3o.phl.employee_id.job_id.name"/>
        <text:user-field-decl office:value-type="string" office:string-value="Gender" text:name="py3o.phl.employee_id.gender_employee"/>
        <text:user-field-decl office:value-type="string" office:string-value="Address" text:name="py3o.phl.employee_id.address"/>
        <text:user-field-decl office:value-type="string" office:string-value="Place" text:name="py3o.phl.employee_id.palce_of_birth"/>
        <text:user-field-decl office:value-type="string" office:string-value="Gender" text:name="py3o.phl.employee_id.employee_gender"/>
        <text:user-field-decl office:value-type="string" office:string-value="Place" text:name="py3o.phl.employee_id.place_of_birth"/>
      </text:user-field-decls>
      <text:p text:style-name="P53"><text:a xlink:type="simple" xlink:href="py3o://for=%22phl%20in%20objects%22" text:style-name="Internet_20_link" text:visited-style-name="Visited_20_Internet_20_Link"><text:span text:style-name="T19">for="phl in objects"</text:span></text:a></text:p>
      <text:p text:style-name="P7"><text:span text:style-name="T46">PERPANJANGAN </text:span><text:span text:style-name="T45">PERJANJIAN KERJA </text:span><text:span text:style-name="T44">WAKTU TERTENTU</text:span></text:p>
      <text:p text:style-name="P3"><text:span text:style-name="T17">Nomor: </text:span><text:span text:style-name="Default_20_Paragraph_20_Font1"><text:span text:style-name="T18"><text:user-field-get text:name="py3o.phl.name">Code</text:user-field-get></text:span></text:span></text:p>
      <text:p text:style-name="P6"/>
      <text:section text:style-name="Sect1" text:name="Section1">
        <text:p text:style-name="P13">Perpanjangan Perjanjian Kerja Waktu Tertentu (selanjutnya disebut ”Perpanjangan Perjanjian Kerja”) ini dibuat untuk menciptakan suatu landasan yang kuat bagi kedua belah pihak untuk mengadakan suatu hubungan kerja yang baik dengan cara menjunjung tinggi apa yang telah disepakati dan disetujui bersama sesuai dengan ketentuan yang berlaku dalam Perjanjian Kerja.</text:p>
        <text:p text:style-name="P14"/>
        <text:p text:style-name="P12"><text:span text:style-name="T26">Pada hari ini, tanggal </text:span><text:span text:style-name="WW-Default_20_Paragraph_20_Font"><text:span text:style-name="T26"><text:text-input text:description="py3o://function=&quot;format_datetime(phl.date_now, format='dd MMMM YYYY', locale='id_ID')&quot;">date now</text:text-input></text:span></text:span><text:span text:style-name="T26"><text:s/>masing-masing yang bertanda tangan dibawah ini:</text:span></text:p>
        <text:p text:style-name="P15"><text:span text:style-name="T26">Nama<text:tab/><text:tab/>: <text:s/></text:span><text:span text:style-name="T40">Haerudin</text:span></text:p>
        <text:p text:style-name="P15"><text:span text:style-name="T26">Jabatan<text:tab/><text:tab/>: <text:s/></text:span><text:span text:style-name="T30">Kepala Divisi</text:span></text:p>
        <text:p text:style-name="P15"><text:span text:style-name="T26">Alamat<text:tab/><text:tab/>: <text:s/></text:span><text:span text:style-name="T30">Menara Taspen Lt. 1 Jl. Jend. Sudirman </text:span></text:p>
        <text:p text:style-name="P11"><text:span text:style-name="T30"><text:s text:c="3"/>Kav. 2 – Jakarta Pusat</text:span><text:span text:style-name="T26"><text:tab/><text:tab/></text:span></text:p>
        <text:p text:style-name="P10"><text:span text:style-name="T26">Dalam hal ini bertindak untuk dan atas nama </text:span><text:span text:style-name="T29">PT. Mitra Utama Madani</text:span><text:span text:style-name="T26">, yang selanjutnya disebut sebagai “</text:span><text:span text:style-name="T29">PIHAK PERTAMA”</text:span><text:span text:style-name="T26">.</text:span></text:p>
        <text:p text:style-name="P15"><text:span text:style-name="T26">Nama<text:tab/><text:tab/>: </text:span><text:span text:style-name="T30"><text:user-field-get text:name="py3o.phl.employee_id.name">Name Employees</text:user-field-get></text:span></text:p>
        <text:p text:style-name="P15"><text:span text:style-name="T26">Jenis Kelamin<text:tab/>: </text:span><text:span text:style-name="T26"><text:user-field-get text:name="py3o.phl.employee_id.employee_gender">Gender</text:user-field-get></text:span></text:p>
        <text:p text:style-name="P16"><text:span text:style-name="T33">No. KTP/SIM<text:tab/>: </text:span><text:span text:style-name="Default_20_Paragraph_20_Font1"><text:span text:style-name="T39"><text:user-field-get text:name="py3o.phl.employee_id.identification_id">NIK</text:user-field-get></text:span></text:span></text:p>
        <text:p text:style-name="P15"><text:span text:style-name="T33">Tempat/Tgl. Lahir<text:tab/></text:span><text:span text:style-name="T34">: </text:span><text:span text:style-name="T34"><text:user-field-get text:name="py3o.phl.employee_id.place_of_birth">Place</text:user-field-get></text:span><text:span text:style-name="T27">, </text:span><text:span text:style-name="T27"><text:text-input text:description="py3o://function=&quot;format_datetime(phl.employee_id.birthday, format='dd MMMM YYYY', locale='id_ID')&quot;">Birthday</text:text-input></text:span></text:p>
        <text:p text:style-name="P9"><text:span text:style-name="T33">Alamat<text:tab/><text:tab/>: </text:span><text:span text:style-name="T28"><text:user-field-get text:name="py3o.phl.employee_id.address">Address</text:user-field-get></text:span><text:span text:style-name="T28">.</text:span></text:p>
        <text:p text:style-name="P10"><text:span text:style-name="T26">Dalam hal ini bertindak untuk dan atas namanya sendiri, selanjutnya disebut sebagai “</text:span><text:span text:style-name="T29">PIHAK KEDUA</text:span><text:span text:style-name="T26">”.</text:span></text:p>
        <text:p text:style-name="P33">PIHAK PERTAMA dan PIHAK KEDUA <text:s/>secara bersama-sama disebut PARA PIHAK.</text:p>
        <text:p text:style-name="P24"/>
        <text:p text:style-name="P25">Kedua belah pihak terlebih dahulu menerangkan hal-hal sebagai berikut :</text:p>
        <text:list xml:id="list451420820" text:style-name="L1">
          <text:list-item>
            <text:p text:style-name="P58"><text:span text:style-name="T2">Bahwa PARA PIHAK telah menandatangani Perjanjian Kerja Waktu Tertentu <text:s/>(selanjutnya disebut ”Perjanjian Kerja”) yang berdasarkan Pasal 2 Perjanjian Kerja tersebut, jangka waktu Perjanjian Kerja akan habis pada tanggal</text:span><text:span text:style-name="T4"> </text:span><text:span text:style-name="T7">” ”</text:span><text:span text:style-name="T3">.</text:span></text:p>
          </text:list-item>
          <text:list-item>
            <text:p text:style-name="P59">Bahwa PARA PIHAK setuju untuk memperpanjang Perjanjian Kerja tersebut dengan membuat Perpanjangan Perjanjian Kerja sebagaimana akan ditandatanganinya Perpanjangan Perjanjian Kerja.</text:p>
          </text:list-item>
        </text:list>
        <text:p text:style-name="P24"/>
        <text:p text:style-name="P24">Berdasarkan hal-hal tersebut di atas, PARA PIHAK setuju untuk membuat dan menandatangani Perpanjangan Perjanjian Kerja ini dengan syarat-syarat dan ketentuan sebagaimana <text:s/>telah diatur di dalam <text:s/>Perjanjian Kerja, dengan perubahan terletak pada :</text:p>
        <text:p text:style-name="P45"><text:s text:c="42"/></text:p>
        <text:p text:style-name="P44"><text:span text:style-name="T7"><text:tab/></text:span><text:span text:style-name="T5"><text:tab/> <text:s text:c="13"/></text:span><text:span text:style-name="T7">KETENTUAN UMUM</text:span></text:p>
        <text:p text:style-name="P35">Pasal 1</text:p>
        <text:p text:style-name="P35">Status dan Jabatan Karyawan</text:p>
        <text:p text:style-name="P29"><text:span text:style-name="T10">PIHAK PERTAMA menerima PIHAK KEDUA sebagai Karyawan dengan status Karyawan Kerja Waktu Tertentu (</text:span><text:span text:style-name="T11">Karyawan Kontrak</text:span><text:span text:style-name="T10">) dengan jabatan sebagai </text:span><text:span text:style-name="Default_20_Paragraph_20_Font1"><text:span text:style-name="T24"><text:user-field-get text:name="py3o.phl.employee_id.job_id.name">Job</text:user-field-get></text:span></text:span><text:span text:style-name="T10">;</text:span><text:span text:style-name="Default_20_Paragraph_20_Font1"><text:span text:style-name="T21"> <text:s text:c="2"/></text:span></text:span></text:p>
        <text:p text:style-name="P36"><text:tab/><text:tab/><text:tab/> <text:s text:c="6"/>Pasal 2</text:p>
        <text:p text:style-name="P27"><text:s text:c="46"/>Lokasi Penempatan</text:p>
        <text:p text:style-name="P26">PIHAK KEDUA ditempatkan oleh PIHAK PERTAMA pada <text:span text:style-name="Default_20_Paragraph_20_Font1"><text:span text:style-name="T25"><text:user-field-get text:name="py3o.phl.employee_id.company_id.name">Company</text:user-field-get></text:span></text:span>.</text:p>
        <text:p text:style-name="P37"/>
        <text:p text:style-name="P43"><text:span text:style-name="T9"><text:s text:c="57"/></text:span><text:span text:style-name="T7">Pasal <text:s/>3</text:span></text:p>
        <text:p text:style-name="P46"><text:s text:c="43"/>Jangka Waktu Perjanjian</text:p>
        <text:p text:style-name="P22"/>
        <text:p text:style-name="P38"><text:span text:style-name="T27">Perpanjangan P</text:span><text:span text:style-name="T26">erjanjian <text:s/>kerja <text:s/>waktu <text:s/>tertentu <text:s/>ini dibuat untuk <text:s/>jangka waktu</text:span><text:span text:style-name="T29"> </text:span></text:p>
        <text:p text:style-name="P39"><text:span text:style-name="Default_20_Paragraph_20_Font1"><text:span text:style-name="T31"><text:user-field-get text:name="py3o.phl.name">Code</text:user-field-get></text:span></text:span><text:span text:style-name="T30"><text:s/></text:span><text:span text:style-name="T26">terhitung sejak tanggal</text:span><text:span text:style-name="T30"> </text:span><text:span text:style-name="WW-Default_20_Paragraph_20_Font"><text:span text:style-name="T30"><text:text-input text:description="py3o://function=&quot;format_datetime(phl.date_start, format='dd MMMM YYYY', locale='id_ID')&quot;">Date start</text:text-input></text:span></text:span></text:p>
        <text:p text:style-name="P39"><text:span text:style-name="T26">sampai dengan </text:span><text:span text:style-name="WW-Default_20_Paragraph_20_Font"><text:span text:style-name="T30"><text:text-input text:description="py3o://function=&quot;format_datetime(phl.date_end, format='dd MMMM YYYY', locale='id_ID')&quot;">Date End</text:text-input></text:span></text:span><text:span text:style-name="T26"><text:s/></text:span><text:span text:style-name="T29">.</text:span></text:p>
        <text:p text:style-name="P41"/>
        <text:p text:style-name="P40">Pasal <text:s/>4</text:p>
        <text:p text:style-name="P40">Upah dan Benefit</text:p>
        <text:p text:style-name="P32"><text:span text:style-name="T13">Komponen upah sebagaimana diatur adalah sebagai berikut :</text:span><text:span text:style-name="T8"> </text:span></text:p>
        <text:p text:style-name="P19"/>
        <table:table table:name="Table2" table:style-name="Table2">
          <table:table-column table:style-name="Table2.A"/>
          <table:table-column table:style-name="Table2.B"/>
          <table:table-row>
            <table:table-cell table:style-name="Table2.A1" office:value-type="string">
              <text:p text:style-name="P18"><text:span text:style-name="Default_20_Paragraph_20_Font1"><text:span text:style-name="T43">Gaji</text:span></text:span><text:span text:style-name="Default_20_Paragraph_20_Font1"><text:span text:style-name="T32"> Pokok</text:span></text:span></text:p>
            </table:table-cell>
            <table:table-cell table:style-name="Table2.B1" office:value-type="string">
              <text:p text:style-name="P17"><text:span text:style-name="Default_20_Paragraph_20_Font1"><text:span text:style-name="T39"><text:text-input text:description="py3o://function=&quot;format_currency(phl.wage, 'IDR', locale='id_ID')&quot;">Wage</text:text-input></text:span></text:span></text:p>
            </table:table-cell>
          </table:table-row>
          <table:table-row>
            <table:table-cell table:style-name="Table2.A2" office:value-type="string">
              <text:p text:style-name="P50"><text:a xlink:type="simple" xlink:href="py3o://for=%22salary%20in%20phl.structure_type_id.default_struct_id.rule_ids%22" text:style-name="Internet_20_link" text:visited-style-name="Visited_20_Internet_20_Link"><text:span text:style-name="T35">for="salary in phl.structure_type_id.default_struct_id.rule_ids"</text:span></text:a></text:p>
            </table:table-cell>
            <table:table-cell table:style-name="Table2.B2" office:value-type="string">
              <text:p text:style-name="P51"/>
            </table:table-cell>
          </table:table-row>
          <table:table-row>
            <table:table-cell table:style-name="Table2.A2" office:value-type="string">
              <text:p text:style-name="P50"><text:a xlink:type="simple" xlink:href="py3o://if=%22salary.category_id.name=='Allowance'%22" text:style-name="Internet_20_link" text:visited-style-name="Visited_20_Internet_20_Link"><text:span text:style-name="T36">if="salary.category_id.name=='Allowance'"</text:span></text:a></text:p>
            </table:table-cell>
            <table:table-cell table:style-name="Table2.B2" office:value-type="string">
              <text:p text:style-name="P51"/>
            </table:table-cell>
          </table:table-row>
          <table:table-row>
            <table:table-cell table:style-name="Table2.A2" office:value-type="string">
              <text:p text:style-name="P51"><text:user-field-get text:name="py3o.salary.name">Nama Tunjangan</text:user-field-get></text:p>
            </table:table-cell>
            <table:table-cell table:style-name="Table2.B2" office:value-type="string">
              <text:p text:style-name="P51"><text:text-input text:description="py3o://function=&quot;format_currency(salary.amount_fix, 'IDR', locale='id_ID')&quot;">Amount Wage</text:text-input></text:p>
            </table:table-cell>
          </table:table-row>
          <table:table-row>
            <table:table-cell table:style-name="Table2.A2" office:value-type="string">
              <text:p text:style-name="P50"><text:a xlink:type="simple" xlink:href="py3o:///if" text:style-name="Internet_20_link" text:visited-style-name="Visited_20_Internet_20_Link"><text:span text:style-name="T36">/if</text:span></text:a></text:p>
            </table:table-cell>
            <table:table-cell table:style-name="Table2.B2" office:value-type="string">
              <text:p text:style-name="P51"/>
            </table:table-cell>
          </table:table-row>
          <table:table-row>
            <table:table-cell table:style-name="Table2.A2" office:value-type="string">
              <text:p text:style-name="P56"><text:a xlink:type="simple" xlink:href="py3o:///for" text:style-name="Internet_20_link" text:visited-style-name="Visited_20_Internet_20_Link"><text:span text:style-name="T38">/for</text:span></text:a></text:p>
            </table:table-cell>
            <table:table-cell table:style-name="Table2.B2" office:value-type="string">
              <text:p text:style-name="P51"/>
            </table:table-cell>
          </table:table-row>
          <table:table-row>
            <table:table-cell table:style-name="Table2.A2" office:value-type="string">
              <text:p text:style-name="P50"/>
            </table:table-cell>
            <table:table-cell table:style-name="Table2.B2" office:value-type="string">
              <text:p text:style-name="P51"/>
            </table:table-cell>
          </table:table-row>
          <table:table-row>
            <table:table-cell table:style-name="Table2.A2" office:value-type="string">
              <text:p text:style-name="P52">Take Home Pay</text:p>
            </table:table-cell>
            <table:table-cell table:style-name="Table2.B2" office:value-type="string">
              <text:p text:style-name="P55"><text:span text:style-name="Default_20_Paragraph_20_Font1"><text:span text:style-name="T22"><text:text-input text:description="py3o://function=&quot;format_currency(phl.thp, 'IDR', locale='id_ID')&quot;">THP</text:text-input></text:span></text:span></text:p>
            </table:table-cell>
          </table:table-row>
        </table:table>
        <text:p text:style-name="P34"/>
        <text:p text:style-name="P28"><text:span text:style-name="T15">Perpanjangan Perjanjian Kerja ini merupakan satu kesatuan yang tid</text:span><text:span text:style-name="T10">ak terpisahkan dengan Perjanjian Kerja dan klausul-klausul la</text:span><text:span text:style-name="T15">in sebagaimana tertuang dalam Perjanjian Kerja dimaksud yang tidak ikut diubah dengan Perpanjangan Perjanjian Kerja ini selanjutnya tetap berlaku mengikat bagi Para Pihak.</text:span></text:p>
        <text:p text:style-name="P42">.</text:p>
        <text:p text:style-name="P20">Demikian Perpanjangan Perjanjian Kerja ini dibuat dan ditandatangani oleh kedua belah pihak dalam rangkap 2 (dua) yang masing-masing mempunyai kekuatan hukum yang sama.</text:p>
        <text:p text:style-name="P20"/>
        <text:p text:style-name="P54"><text:span text:style-name="Default_20_Paragraph_20_Font1"><text:span text:style-name="T23"/></text:span></text:p>
        <text:p text:style-name="P31"/>
      </text:section>
      <text:section text:style-name="Sect2" text:name="Section2">
        <text:p text:style-name="P4"/>
        <text:p text:style-name="P5"><text:s text:c="2"/>Dibuat<text:tab/><text:tab/>: Jakarta</text:p>
        <text:p text:style-name="P8"><text:span text:style-name="WW-Default_20_Paragraph_20_Font"><text:span text:style-name="T8"><text:s text:c="2"/>Ditandatangani <text:s/><text:tab/>: </text:span></text:span><text:span text:style-name="WW-Default_20_Paragraph_20_Font"><text:span text:style-name="T14">Dumai</text:span></text:span></text:p>
        <text:p text:style-name="P30"><text:span text:style-name="WW-Default_20_Paragraph_20_Font"><text:span text:style-name="T9"><text:s text:c="2"/>Tanggal<text:tab/><text:tab/>: </text:span></text:span></text:p>
        <text:p text:style-name="P23"/>
        <text:p text:style-name="P47"><text:s text:c="2"/>PT. Mitra Utama Madani</text:p>
        <text:p text:style-name="P21"><text:s text:c="2"/>PIHAK PERTAMA<text:tab/><text:tab/><text:tab/><text:tab/><text:tab/> <text:tab/> <text:s text:c="5"/><text:tab/> PIHAK KEDUA, <text:s/></text:p>
        <text:p text:style-name="P48"/>
        <text:p text:style-name="P48"/>
        <text:p text:style-name="P48"/>
        <text:p text:style-name="P48"/>
        <text:p text:style-name="P49"><text:span text:style-name="T6"><text:s text:c="2"/></text:span><text:span text:style-name="T16">Haerudin</text:span><text:span text:style-name="T8"> <text:s text:c="116"/></text:span><text:span text:style-name="T12"><text:user-field-get text:name="py3o.phl.employee_id.name">Name Employees</text:user-field-get></text:span></text:p>
        <text:h text:style-name="P57" text:outline-level="3" text:restart-numbering="true" text:start-value="-1"><text:span text:style-name="T20"><text:s text:c="2"/>Kepala Divisi</text:span><text:span text:style-name="T41"><text:tab/><text:tab/></text:span><text:span text:style-name="T42"> </text:span></text:h>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1" svg:font-family="'Arial Narrow'" style:font-family-generic="swiss"/>
    <style:font-face style:name="Arial Narrow"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1"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2" svg:font-family="'Arial Narrow'" style:font-family-generic="swiss" style:font-pitch="variable"/>
    <style:font-face style:name="Tahoma" svg:font-family="Tahom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vertical-align="baseline" style:writing-mode="lr-tb"/>
      <style:text-properties style:use-window-font-color="true" style:font-name="Times New Roman" fo:font-family="'Times New Roman', 'Liberation Sans'" style:font-family-generic="roman" fo:font-size="12pt" fo:language="en" fo:country="US"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fo:font-size="14pt" style:font-name-asian="Microsoft YaHei" style:font-family-asian="'Microsoft YaHei', Monospace" style:font-family-generic-asian="swiss" style:font-size-asian="14pt" style:font-name-complex="Mangal" style:font-family-complex="Mangal, 'URW Book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URW Book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URW Book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URW Bookman'" style:font-family-generic-complex="roman"/>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text-indent="-0.3937in" style:auto-text-indent="false" fo:keep-with-next="always">
        <style:tab-stops>
          <style:tab-stop style:position="0in"/>
        </style:tab-stops>
      </style:paragraph-properties>
      <style:text-properties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409in" style:type="center"/>
          <style:tab-stop style:position="6.4827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Body_20_Text_20_2" style:display-name="Body Text 2" style:family="paragraph" style:parent-style-name="Standard">
      <style:paragraph-properties fo:margin-top="0in" fo:margin-bottom="0.0835in" loext:contextual-spacing="false" fo:line-height="200%"/>
    </style:style>
    <style:style style:name="Balloon_20_Text" style:display-name="Balloon Text" style:family="paragraph" style:parent-style-name="Standard">
      <style:paragraph-properties fo:line-height="100%"/>
      <style:text-properties style:font-name="Segoe UI" fo:font-family="'Segoe UI', 'Noto Music'" style:font-family-generic="swiss" fo:font-size="9pt" style:font-size-asian="9pt" style:font-name-complex="Segoe UI" style:font-family-complex="'Segoe UI', 'Noto Music'" style:font-family-generic-complex="swiss" style:font-size-complex="9pt"/>
    </style:style>
    <style:style style:name="Heading_20_6" style:display-name="Heading 6" style:family="paragraph" style:parent-style-name="LO-Normal" style:default-outline-level="6" style:class="text">
      <style:paragraph-properties fo:text-align="center" style:justify-single-word="false" fo:hyphenation-ladder-count="no-limit" fo:keep-with-next="always"/>
      <style:text-properties style:font-name="Arial Black" fo:font-family="'Arial Black'" style:font-family-generic="swiss" style:font-pitch="variable" fo:font-size="11pt" fo:font-weight="bold" style:font-size-asian="11pt" style:font-weight-asian="bold" style:font-name-complex="Arial Black" style:font-family-complex="'Arial Black'"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LO-Normal" style:default-outline-level="2" style:class="text">
      <style:paragraph-properties fo:text-align="center" style:justify-single-word="false" fo:hyphenation-ladder-count="no-limit" fo:keep-with-next="alway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LO-Normal" style:default-outline-level="1" style:class="text">
      <style:paragraph-properties fo:text-align="center" style:justify-single-word="false" fo:hyphenation-ladder-count="no-limit" fo:keep-with-next="always"/>
      <style:text-properties fo:font-weight="bold" style:font-weight-asian="bold" fo:hyphenate="false" fo:hyphenation-remain-char-count="2" fo:hyphenation-push-char-count="2" loext:hyphenation-no-caps="false"/>
    </style:style>
    <style:style style:name="Body_20_Text" style:display-name="Body Text"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ext-properties style:font-name="Arial Narrow2" fo:font-family="'Arial Narrow'" style:font-family-generic="swiss" style:font-pitch="variable" fo:font-size="11pt" fo:font-weight="bold" style:font-size-asian="11pt" style:font-weight-asian="bold" style:font-name-complex="Arial Narrow2" style:font-family-complex="'Arial Narrow'" style:font-family-generic-complex="swiss" style:font-pitch-complex="variable" fo:hyphenate="false" fo:hyphenation-remain-char-count="2" fo:hyphenation-push-char-count="2" loext:hyphenation-no-caps="false"/>
    </style:style>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ing_20_4_20_Char" style:display-name="Heading 4 Char" style:family="text">
      <style:text-properties fo:font-size="14pt" fo:language="en" fo:country="US" fo:font-weight="bold" style:font-size-asian="14pt" style:language-asian="en" style:country-asian="US" style:font-weight-asian="bold" style:font-size-complex="12pt"/>
    </style:style>
    <style:style style:name="ListLabel_20_3" style:display-name="ListLabel 3" style:family="text">
      <style:text-properties style:font-name-complex="Courier New" style:font-family-complex="'Courier New', 'Liberation Sans'" style:font-family-generic-complex="modern"/>
    </style:style>
    <style:style style:name="ListLabel_20_2" style:display-name="ListLabel 2" style:family="text">
      <style:text-properties style:font-name="Arial" fo:font-family="Arial, 'Liberation Sans'" style:font-family-generic="swiss" fo:font-size="10pt" style:font-size-asian="10pt" style:font-name-complex="Calibri" style:font-family-complex="Calibri, 'Liberation Sans'" style:font-family-generic-complex="swiss" style:font-size-complex="10pt"/>
    </style:style>
    <style:style style:name="Footer_20_Char" style:display-name="Foot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Body_20_Text_20_2_20_Char" style:display-name="Body Text 2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Header_20_Char" style:display-name="Head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Default_20_Paragraph_20_Font1" style:display-name="Default Paragraph Font1" style:family="text"/>
    <style:style style:name="ListLabel_20_1" style:display-name="ListLabel 1" style:family="text">
      <style:text-properties fo:font-size="9pt" style:font-size-asian="9pt" style:font-name-complex="StarSymbol" style:font-family-complex="StarSymbol, 'Sans Serif'" style:font-size-complex="9pt"/>
    </style:style>
    <style:style style:name="Balloon_20_Text_20_Char" style:display-name="Balloon Text Char" style:family="text">
      <style:text-properties style:font-name="Segoe UI" fo:font-family="'Segoe UI', 'Noto Music'" style:font-family-generic="swiss" fo:font-size="9pt" style:letter-kerning="true" style:font-name-asian="Lucida Sans Unicode" style:font-family-asian="'Lucida Sans Unicode', 'Noto Sans'" style:font-family-generic-asian="swiss" style:font-size-asian="9pt" style:language-asian="ar" style:country-asian="SA" style:font-name-complex="Segoe UI" style:font-family-complex="'Segoe UI', 'Noto Music'" style:font-family-generic-complex="swiss"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style:list-level-properties text:list-level-position-and-space-mode="label-alignment">
          <style:list-level-label-alignment text:label-followed-by="listtab" fo:text-indent="-0.25in" fo:margin-left="2.295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20261a"/>
    </style:style>
    <style:style style:name="MP2"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MT1" style:family="text">
      <style:text-properties style:font-name="Arial Narrow2" fo:font-size="14pt" fo:font-style="italic" fo:font-weight="bold" style:font-size-asian="14pt" style:font-style-asian="italic" style:font-weight-asian="bold" style:font-name-complex="Arial Narrow2" style:font-size-complex="14pt"/>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in" fo:margin-bottom="0in" fo:margin-left="0.1in" fo:margin-right="0.1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1in" fo:margin-left="0in" fo:margin-right="0in" fo:margin-top="0.961in" style:dynamic-spacing="true"/>
      </style:footer-style>
    </style:page-layout>
    <style:page-layout style:name="Mpm2">
      <style:page-layout-properties fo:page-width="8.2681in" fo:page-height="11.6929in" style:num-format="1" style:print-orientation="portrait" fo:margin-top="0.9846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7882in" fo:margin-bottom="0.0866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134in" fo:margin-left="0in" fo:margin-right="0in" fo:margin-top="0.8744in" style:dynamic-spacing="true"/>
      </style:footer-style>
    </style:page-layout>
  </office:automatic-styles>
  <office:master-styles>
    <style:master-page style:name="Standard" style:page-layout-name="Mpm1">
      <style:header>
        <text:p text:style-name="MP1"><draw:frame draw:style-name="Mfr1" draw:name="graphics1" text:anchor-type="char" svg:x="0.0646in" svg:y="-0.3638in" svg:width="1.3618in" svg:height="0.6335in" draw:z-index="0"><draw:image xlink:href="Pictures/1000000000000301000001679957F5DCD50F9EA6.jpg" xlink:type="simple" xlink:show="embed" xlink:actuate="onLoad" loext:mime-type="image/jpeg"/></draw:frame><text:span text:style-name="WW-Default_20_Paragraph_20_Font"><text:span text:style-name="MT1">CONFIDENTIAL</text:span></text:span></text:p>
      </style:header>
      <style:footer>
        <text:p text:style-name="MP2"><text:tab/></text:p>
      </style:footer>
    </style:master-page>
    <style:master-page style:name="Convert_20_1" style:display-name="Convert 1" style:page-layout-name="Mpm2">
      <style:footer>
        <text:p text:style-name="MP2"><text:tab/></text:p>
      </style:footer>
    </style:master-page>
    <style:master-page style:name="Convert_20_2" style:display-name="Convert 2" style:page-layout-name="Mpm3">
      <style:footer>
        <text:p text:style-name="MP2"><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7T11:52:26.752000000</meta:creation-date>
    <meta:editing-cycles>18</meta:editing-cycles>
    <meta:editing-duration>PT2H26M49S</meta:editing-duration>
    <meta:generator>LibreOffice/6.4.0.3$Windows_X86_64 LibreOffice_project/b0a288ab3d2d4774cb44b62f04d5d28733ac6df8</meta:generator>
    <dc:date>2020-03-24T11:27:35.277000000</dc:date>
    <meta:document-statistic meta:table-count="1" meta:image-count="1" meta:object-count="0" meta:page-count="1" meta:paragraph-count="61" meta:word-count="439" meta:character-count="3446" meta:non-whitespace-character-count="2678"/>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KSOProductBuildVer" meta:value-type="string">1033-11.1.0.8722</meta:user-defined>
    <meta:user-defined meta:name="LinksUpToDate" meta:value-type="boolean">false</meta:user-defined>
    <meta:user-defined meta:name="ScaleCrop" meta:value-type="boolean">false</meta:user-defined>
    <meta:user-defined meta:name="ShareDoc" meta:value-type="boolean">false</meta:user-defined>
    <meta:user-defined meta:name="SingleXMLDocument_count" meta:value-type="float">0</meta:user-defined>
  </office:meta>
</office:document-meta>
</file>